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5.126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platfor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number-columns-repeated="1013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esign ref</text:p>
          </table:table-cell>
          <table:table-cell table:style-name="ce1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ference</text:p>
          </table:table-cell>
          <table:table-cell table:style-name="ce5" office:value-type="string" calcext:value-type="string">
            <text:p>price (50+)</text:p>
          </table:table-cell>
          <table:table-cell table:style-name="ce5" office:value-type="string" calcext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rocircuits</text:p>
          </table:table-cell>
          <table:table-cell office:value-type="string" calcext:value-type="string">
            <text:p>MjS rev1</text:p>
          </table:table-cell>
          <table:table-cell office:value-type="currency" office:currency="EUR" office:value="3.4" calcext:value-type="currency">
            <text:p>€ 3,400</text:p>
          </table:table-cell>
          <table:table-cell table:formula="of:=[.$A$2]*[.F2]*[.J2]" office:value-type="currency" office:currency="EUR" office:value="3.4" calcext:value-type="currency">
            <text:p>€ 3,4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3,R4,R5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51" calcext:value-type="float">
            <text:p>9339051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]*[.F3]*[.J3]" office:value-type="currency" office:currency="EUR" office:value="0.1068" calcext:value-type="currency">
            <text:p>€ 0,10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60" calcext:value-type="float">
            <text:p>9339060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]*[.F4]*[.J4]" office:value-type="currency" office:currency="EUR" office:value="0.0712" calcext:value-type="currency">
            <text:p>€ 0,0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eramic 2.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2112751RL</text:p>
          </table:table-cell>
          <table:table-cell office:value-type="currency" office:currency="EUR" office:value="0.0618" calcext:value-type="currency">
            <text:p>€ 0,062</text:p>
          </table:table-cell>
          <table:table-cell table:formula="of:=[.$A$2]*[.F5]*[.J5]" office:value-type="currency" office:currency="EUR" office:value="0.1854" calcext:value-type="currency">
            <text:p>€ 0,18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electrolytic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, 10V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452591" calcext:value-type="float">
            <text:p>9452591</text:p>
          </table:table-cell>
          <table:table-cell office:value-type="currency" office:currency="EUR" office:value="0.033" calcext:value-type="currency">
            <text:p>€ 0,033</text:p>
          </table:table-cell>
          <table:table-cell table:formula="of:=[.$A$2]*[.F6]*[.J6]" office:value-type="currency" office:currency="EUR" office:value="0.066" calcext:value-type="currency">
            <text:p>€ 0,06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 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581113" calcext:value-type="float">
            <text:p>1581113</text:p>
          </table:table-cell>
          <table:table-cell office:value-type="currency" office:currency="EUR" office:value="0.072" calcext:value-type="currency">
            <text:p>€ 0,072</text:p>
          </table:table-cell>
          <table:table-cell table:formula="of:=[.$A$2]*[.F7]*[.J7]" office:value-type="currency" office:currency="EUR" office:value="0.072" calcext:value-type="currency">
            <text:p>€ 0,07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TO-251 (IPAK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60N3LH5 N-channel FET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52192" calcext:value-type="float">
            <text:p>1752192</text:p>
          </table:table-cell>
          <table:table-cell office:value-type="currency" office:currency="EUR" office:value="0.462" calcext:value-type="currency">
            <text:p>€ 0,462</text:p>
          </table:table-cell>
          <table:table-cell table:formula="of:=[.$A$2]*[.F8]*[.J8]" office:value-type="currency" office:currency="EUR" office:value="0.924" calcext:value-type="currency">
            <text:p>€ 0,92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-3302/TO VDO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296588" calcext:value-type="float">
            <text:p>1296588</text:p>
          </table:table-cell>
          <table:table-cell office:value-type="currency" office:currency="EUR" office:value="0.286" calcext:value-type="currency">
            <text:p>€ 0,286</text:p>
          </table:table-cell>
          <table:table-cell table:formula="of:=[.$A$2]*[.F9]*[.J9]" office:value-type="currency" office:currency="EUR" office:value="0.286" calcext:value-type="currency">
            <text:p>€ 0,28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reakou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95W transceiver</text:p>
          </table:table-cell>
          <table:table-cell office:value-type="string" calcext:value-type="string">
            <text:p>Ideetron</text:p>
          </table:table-cell>
          <table:table-cell office:value-type="string" calcext:value-type="string">
            <text:p>RFM95W-868-S2</text:p>
          </table:table-cell>
          <table:table-cell office:value-type="currency" office:currency="EUR" office:value="9.88" calcext:value-type="currency">
            <text:p>€ 9,880</text:p>
          </table:table-cell>
          <table:table-cell table:formula="of:=[.$A$2]*[.F10]*[.J10]" office:value-type="currency" office:currency="EUR" office:value="9.88" calcext:value-type="currency">
            <text:p>€ 9,88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U MCU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15487" calcext:value-type="float">
            <text:p>1715487</text:p>
          </table:table-cell>
          <table:table-cell office:value-type="currency" office:currency="EUR" office:value="1.97" calcext:value-type="currency">
            <text:p>€ 1,970</text:p>
          </table:table-cell>
          <table:table-cell table:formula="of:=[.$A$2]*[.F11]*[.J11]" office:value-type="currency" office:currency="EUR" office:value="1.97" calcext:value-type="currency">
            <text:p>€ 1,97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7.62mm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45626" calcext:value-type="float">
            <text:p>2445626</text:p>
          </table:table-cell>
          <table:table-cell office:value-type="currency" office:currency="EUR" office:value="0.608" calcext:value-type="currency">
            <text:p>€ 0,608</text:p>
          </table:table-cell>
          <table:table-cell table:formula="of:=[.$A$2]*[.F12]*[.J12]" office:value-type="currency" office:currency="EUR" office:value="0.608" calcext:value-type="currency">
            <text:p>€ 0,6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6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022255" calcext:value-type="float">
            <text:p>1022255</text:p>
          </table:table-cell>
          <table:table-cell office:value-type="currency" office:currency="EUR" office:value="0.112" calcext:value-type="currency">
            <text:p>€ 0,112</text:p>
          </table:table-cell>
          <table:table-cell table:formula="of:=[.$A$2]*[.F13]*[.J13]" office:value-type="currency" office:currency="EUR" office:value="0.112" calcext:value-type="currency">
            <text:p>€ 0,1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 1x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022249" calcext:value-type="float">
            <text:p>1022249</text:p>
          </table:table-cell>
          <table:table-cell office:value-type="currency" office:currency="EUR" office:value="0.0675" calcext:value-type="currency">
            <text:p>€ 0,068</text:p>
          </table:table-cell>
          <table:table-cell table:formula="of:=[.$A$2]*[.F14]*[.J14]" office:value-type="currency" office:currency="EUR" office:value="0.0675" calcext:value-type="currency">
            <text:p>€ 0,0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396303" calcext:value-type="float">
            <text:p>2396303</text:p>
          </table:table-cell>
          <table:table-cell office:value-type="currency" office:currency="EUR" office:value="0.0854" calcext:value-type="currency">
            <text:p>€ 0,085</text:p>
          </table:table-cell>
          <table:table-cell table:formula="of:=[.$A$2]*[.F15]*[.J15]" office:value-type="currency" office:currency="EUR" office:value="0.0854" calcext:value-type="currency">
            <text:p>€ 0,085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breakou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U21D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U21D breakout</text:p>
          </table:table-cell>
          <table:table-cell office:value-type="currency" office:currency="EUR" office:value="5.35" calcext:value-type="currency">
            <text:p>€ 5,350</text:p>
          </table:table-cell>
          <table:table-cell table:formula="of:=[.$A$17]*[.F17]*[.J17]" office:value-type="currency" office:currency="EUR" office:value="5.35" calcext:value-type="currency">
            <text:p>€ 5,35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60" calcext:value-type="float">
            <text:p>9339060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17]*[.F18]*[.J18]" office:value-type="currency" office:currency="EUR" office:value="0.0712" calcext:value-type="currency">
            <text:p>€ 0,07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in straight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803316" calcext:value-type="float">
            <text:p>1803316</text:p>
          </table:table-cell>
          <table:table-cell office:value-type="currency" office:currency="EUR" office:value="0.393" calcext:value-type="currency">
            <text:p>€ 0,393</text:p>
          </table:table-cell>
          <table:table-cell table:formula="of:=[.$A$17]*[.F19]*[.J19]" office:value-type="currency" office:currency="EUR" office:value="0.393" calcext:value-type="currency">
            <text:p>€ 0,393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xternal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-20U7 GPS module</text:p>
          </table:table-cell>
          <table:table-cell office:value-type="string" calcext:value-type="string">
            <text:p>Antratek</text:p>
          </table:table-cell>
          <table:table-cell office:value-type="string" calcext:value-type="string">
            <text:p>SFE13740</text:p>
          </table:table-cell>
          <table:table-cell office:value-type="currency" office:currency="EUR" office:value="14.36" calcext:value-type="currency">
            <text:p>€ 14,360</text:p>
          </table:table-cell>
          <table:table-cell table:formula="of:=[.$A$21]*[.F21]*[.J21]" office:value-type="currency" office:currency="EUR" office:value="14.36" calcext:value-type="currency">
            <text:p>€ 14,36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51" calcext:value-type="float">
            <text:p>9339051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1]*[.F22]*[.J22]" office:value-type="currency" office:currency="EUR" office:value="0.0356" calcext:value-type="currency">
            <text:p>€ 0,0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S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b-ph-kl (3-pin angled)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491910" calcext:value-type="float">
            <text:p>9491910</text:p>
          </table:table-cell>
          <table:table-cell office:value-type="currency" office:currency="EUR" office:value="0.16" calcext:value-type="currency">
            <text:p>€ 0,160</text:p>
          </table:table-cell>
          <table:table-cell table:formula="of:=[.$A$21]*[.F23]*[.J23]" office:value-type="currency" office:currency="EUR" office:value="0.16" calcext:value-type="currency">
            <text:p>€ 0,16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zo element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43199" calcext:value-type="float">
            <text:p>2443199</text:p>
          </table:table-cell>
          <table:table-cell office:value-type="currency" office:currency="EUR" office:value="0.562" calcext:value-type="currency">
            <text:p>€ 0,562</text:p>
          </table:table-cell>
          <table:table-cell table:formula="of:=[.$A$25]*[.F25]*[.J25]" office:value-type="currency" office:currency="EUR" office:value="0.562" calcext:value-type="currency">
            <text:p>€ 0,56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51" calcext:value-type="float">
            <text:p>9339051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5]*[.F26]*[.J26]" office:value-type="currency" office:currency="EUR" office:value="0.0356" calcext:value-type="currency">
            <text:p>€ 0,0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60" calcext:value-type="float">
            <text:p>9339060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5]*[.F27]*[.J27]" office:value-type="currency" office:currency="EUR" office:value="0.0356" calcext:value-type="currency">
            <text:p>€ 0,03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DIP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PW34 photodiode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045425" calcext:value-type="float">
            <text:p>1045425</text:p>
          </table:table-cell>
          <table:table-cell office:value-type="currency" office:currency="EUR" office:value="0.712" calcext:value-type="currency">
            <text:p>€ 0,712</text:p>
          </table:table-cell>
          <table:table-cell table:formula="of:=[.$A$29]*[.F29]*[.J29]" office:value-type="currency" office:currency="EUR" office:value="0.712" calcext:value-type="currency">
            <text:p>€ 0,7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60" calcext:value-type="float">
            <text:p>9339060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29]*[.F30]*[.J30]" office:value-type="currency" office:currency="EUR" office:value="0.0356" calcext:value-type="currency">
            <text:p>€ 0,0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78" calcext:value-type="float">
            <text:p>9339078</text:p>
          </table:table-cell>
          <table:table-cell office:value-type="currency" office:currency="EUR" office:value="0.0508" calcext:value-type="currency">
            <text:p>€ 0,051</text:p>
          </table:table-cell>
          <table:table-cell table:formula="of:=[.$A$29]*[.F31]*[.J31]" office:value-type="currency" office:currency="EUR" office:value="0.0508" calcext:value-type="currency">
            <text:p>€ 0,05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Ω, ¼W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339060" calcext:value-type="float">
            <text:p>9339060</text:p>
          </table:table-cell>
          <table:table-cell office:value-type="currency" office:currency="EUR" office:value="0.0356" calcext:value-type="currency">
            <text:p>€ 0,036</text:p>
          </table:table-cell>
          <table:table-cell table:formula="of:=[.$A$33]*[.F33]*[.J33]" office:value-type="currency" office:currency="EUR" office:value="0.0356" calcext:value-type="currency">
            <text:p>€ 0,03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tone 2479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339843" calcext:value-type="float">
            <text:p>1339843</text:p>
          </table:table-cell>
          <table:table-cell office:value-type="currency" office:currency="EUR" office:value="1.4" calcext:value-type="currency">
            <text:p>€ 1,400</text:p>
          </table:table-cell>
          <table:table-cell table:formula="of:=[.$A$35]*[.F35]*[.J35]" office:value-type="currency" office:currency="EUR" office:value="1.4" calcext:value-type="currency">
            <text:p>€ 1,4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A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MH or alkaline battery</text:p>
          </table:table-cell>
          <table:table-cell table:number-columns-repeated="2"/>
          <table:table-cell office:value-type="currency" office:currency="EUR" office:value="0.4" calcext:value-type="currency">
            <text:p>€ 0,400</text:p>
          </table:table-cell>
          <table:table-cell table:formula="of:=[.$A$35]*[.F36]*[.J36]" office:value-type="currency" office:currency="EUR" office:value="1.2" calcext:value-type="currency">
            <text:p>€ 1,2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JS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kl (2-pin angled)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9491902" calcext:value-type="float">
            <text:p>9491902</text:p>
          </table:table-cell>
          <table:table-cell office:value-type="currency" office:currency="EUR" office:value="0.0919" calcext:value-type="currency">
            <text:p>€ 0,092</text:p>
          </table:table-cell>
          <table:table-cell table:formula="of:=[.$A$38]*[.F38]*[.J38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o battery 1000mAh</text:p>
          </table:table-cell>
          <table:table-cell table:number-columns-repeated="2"/>
          <table:table-cell office:value-type="currency" office:currency="EUR" office:value="10" calcext:value-type="currency">
            <text:p>€ 10,000</text:p>
          </table:table-cell>
          <table:table-cell table:formula="of:=[.$A$38]*[.F39]*[.J39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C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socket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217037" calcext:value-type="float">
            <text:p>1217037</text:p>
          </table:table-cell>
          <table:table-cell office:value-type="currency" office:currency="EUR" office:value="0.863" calcext:value-type="currency">
            <text:p>€ 0,863</text:p>
          </table:table-cell>
          <table:table-cell table:formula="of:=[.$A$41]*[.F41]*[.J41]" office:value-type="currency" office:currency="EUR" office:value="0" calcext:value-type="currency">
            <text:p>€ 0,0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kosten per stuk</text:p>
          </table:table-cell>
          <table:table-cell/>
          <table:table-cell table:style-name="ce7" table:formula="of:=SUM([.K2:.K42])" office:value-type="currency" office:currency="EUR" office:value="42.2713" calcext:value-type="currency">
            <text:p>€ 42,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3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3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-00-0000</text:date>, <text:time style:data-style-name="N2" text:time-value="17:14:39.130933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20:31:11.451193840</dc:date>
    <dc:creator>Harmen Zijp</dc:creator>
    <meta:editing-duration>PT21H54M15S</meta:editing-duration>
    <meta:editing-cycles>16</meta:editing-cycles>
    <meta:generator>LibreOffice/4.3.3.2$Linux_x86 LibreOffice_project/430m0$Build-2</meta:generator>
    <meta:document-statistic meta:table-count="1" meta:cell-count="307" meta:object-count="0"/>
  </office:meta>
</office:document-meta>
</file>